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隶书" svg:font-family="隶书" style:font-family-generic="modern"/>
    <style:font-face style:name="DejaVu Sans1" svg:font-family="'DejaVu Sans'" style:font-pitch="variable"/>
    <style:font-face style:name="KaiTi_GB2312" svg:font-family="KaiTi_GB2312" style:font-pitch="variable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name-asian="KaiTi_GB2312" style:font-size-asian="20pt" style:font-weight-asian="bold" style:font-size-complex="20pt" style:font-weight-complex="bold"/>
    </style:style>
    <style:style style:name="P5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P6" style:family="paragraph" style:parent-style-name="Header">
      <style:paragraph-properties fo:margin-left="0in" fo:margin-right="0.25in" fo:text-align="justify" style:justify-single-word="false" fo:text-indent="0in" style:auto-text-indent="false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letter-kerning="true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数组测试赛</text:p>
      <text:p text:style-name="P1"><text:span text:style-name="T1">本次测试赛共4题，比赛时间为2小时</text:span></text:p>
      <text:p text:style-name="P2">第一题：璐璐的第一课</text:p>
      <text:p text:style-name="Standard"/>
      <text:p text:style-name="Standard">源文件： <text:s/>first(.bas/.c/.cpp/.pas)</text:p>
      <text:p text:style-name="Standard">输入文件： first.in</text:p>
      <text:p text:style-name="Standard">输出文件： first.out</text:p>
      <text:p text:style-name="Standard"/>
      <text:p text:style-name="Standard">璐璐今年已经三年级了，爸爸给她报了一个学习程序设计的班。 第一节课上，老师讲的就是如何输入一个数，再原样输出出来。以现在的你看来，挺容易的是吗？ </text:p>
      <text:p text:style-name="Standard">那么，就请你也写出一个一样的程序吧。 </text:p>
      <text:p text:style-name="Standard"/>
      <text:p text:style-name="Standard">输入只有一个数（可能是小数，也可能是整数）n，保证0&lt;n&lt;2000000000。</text:p>
      <text:p text:style-name="Standard"/>
      <text:p text:style-name="Standard">输出也只有一个数，保证和输入完全相同。</text:p>
      <text:p text:style-name="Standard"/>
      <text:p text:style-name="Standard">【样例输入】 </text:p>
      <text:p text:style-name="Standard">3.5</text:p>
      <text:p text:style-name="Standard"/>
      <text:p text:style-name="Standard">【样例输出】</text:p>
      <text:p text:style-name="Standard">3.5</text:p>
      <text:p text:style-name="Standard"/>
      <text:p text:style-name="Standard">【说明】</text:p>
      <text:p text:style-name="Standard"/>
      <text:p text:style-name="P3">第二题：损坏的账单</text:p>
      <text:p text:style-name="Standard"/>
      <text:p text:style-name="Standard">源文件： <text:s/>bill(.bas/.c/.cpp/.pas)</text:p>
      <text:p text:style-name="Standard">输入文件： bill.in</text:p>
      <text:p text:style-name="Standard">输出文件： bill.out</text:p>
      <text:p text:style-name="Standard"/>
      <text:p text:style-name="Standard">璐璐的妈妈是个精打细算的好妈妈，平时喜欢记录家里的各种开支。最近璐璐的妈妈找出了一些超市消费的小票，由于保存不完整，小票的合计都缺少了。由于小票很多，拿笔算是太麻烦了，这时璐璐承担下了计算小票合计的任务。怎么办？学过程序设计的璐璐当然不会用笔算了，这正是使用自己学习成果的好机会。</text:p>
      <text:p text:style-name="Standard">你能像璐璐一样用程序解决这个问题吗？</text:p>
      <text:p text:style-name="Standard"/>
      <text:p text:style-name="Standard">输入第一行为小票上物品的个数n(1&lt;=n&lt;=100)。第二行有n个整数，表示小票上物品花费的金额（每个金额f保证1&lt;=f&lt;=100）。</text:p>
      <text:p text:style-name="Standard"/>
      <text:p text:style-name="Standard">输出这张小票的合计。</text:p>
      <text:p text:style-name="Standard"/>
      <text:p text:style-name="Standard">【样例输入】 </text:p>
      <text:p text:style-name="Standard">3</text:p>
      <text:p text:style-name="Standard">6 5 11</text:p>
      <text:p text:style-name="Standard"/>
      <text:p text:style-name="Standard">【样例输出】</text:p>
      <text:p text:style-name="Standard">22</text:p>
      <text:p text:style-name="Standard"/>
      <text:p text:style-name="Standard">【说明】</text:p>
      <text:p text:style-name="Standard">合计就是小票上所有物品金额的和。</text:p>
      <text:p text:style-name="P3">第三题：谁是冠军</text:p>
      <text:p text:style-name="Standard"/>
      <text:p text:style-name="Standard">源文件： <text:s/>cham(.bas/.c/.cpp/.pas)</text:p>
      <text:p text:style-name="Standard">输入文件： cham.in</text:p>
      <text:p text:style-name="Standard">输出文件： cham.out</text:p>
      <text:p text:style-name="Standard"/>
      <text:p text:style-name="Standard">璐璐的学校最近举行了运动会，学校的老师想尽快知道赛跑比赛中冠军成绩是否打破了学校的纪录。当然又要借助计算机帮忙了，老师自然想到了学过程序设计的璐璐，可是璐璐随家人出门旅游去了。</text:p>
      <text:p text:style-name="Standard">你能帮助璐璐学校的老师写个程序完成这项工作吗？</text:p>
      <text:p text:style-name="Standard"/>
      <text:p text:style-name="Standard">输入第一行为两个整数参赛人数m和学校纪录r(2&lt;=m&lt;=8, 5&lt;=r&lt;=240), 第二行为m个参赛选手的成绩，每个参赛选手成绩f都是整数(5&lt;=f&lt;=240)。</text:p>
      <text:p text:style-name="Standard"/>
      <text:p text:style-name="Standard">当冠军成绩打破记录时，输出</text:p>
      <text:p text:style-name="Standard">New Record！</text:p>
      <text:p text:style-name="Standard">如果冠军成绩没有打破记录，那么输出冠军的成绩。</text:p>
      <text:p text:style-name="Standard">(赛跑成绩单位均为秒)</text:p>
      <text:p text:style-name="Standard"/>
      <text:p text:style-name="Standard">【样例输入1】 </text:p>
      <text:p text:style-name="Standard">3 7</text:p>
      <text:p text:style-name="Standard">10 6 8</text:p>
      <text:p text:style-name="Standard"/>
      <text:p text:style-name="Standard">【样例输出1】</text:p>
      <text:p text:style-name="Standard">New Record！</text:p>
      <text:p text:style-name="Standard"/>
      <text:p text:style-name="Standard">【说明】</text:p>
      <text:p text:style-name="Standard">冠军成绩为6秒，打破了原来学校的纪录。</text:p>
      <text:p text:style-name="Standard"/>
      <text:p text:style-name="Standard">【样例输入2】 </text:p>
      <text:p text:style-name="Standard">3 7</text:p>
      <text:p text:style-name="Standard">10 11 12</text:p>
      <text:p text:style-name="Standard"/>
      <text:p text:style-name="Standard">【样例输出2】</text:p>
      <text:p text:style-name="Standard">10</text:p>
      <text:p text:style-name="Standard"/>
      <text:p text:style-name="Standard">【说明】</text:p>
      <text:p text:style-name="Standard">冠军成绩没有打破学校纪录，输出冠军成绩。</text:p>
      <text:p text:style-name="P3">第四题：回文字符串</text:p>
      <text:p text:style-name="Standard"/>
      <text:p text:style-name="Standard">源文件： <text:s/>word(.bas/.c/.cpp/.pas)</text:p>
      <text:p text:style-name="Standard">输入文件： word.in</text:p>
      <text:p text:style-name="Standard">输出文件： word.out</text:p>
      <text:p text:style-name="Standard"/>
      <text:p text:style-name="Standard">璐璐正在背令人头疼的英文单词，突然他发现了一个有趣的现象，就是有些单词从左往右读和从右往左读是完全一样的，他把这样的单词叫做“回文单词”，比如：“eye”、“dad”都是回文单词，而“dog”、“book”不是。</text:p>
      <text:p text:style-name="Standard">现在给定的一个单词，你要写一个程序帮助璐璐判断每个词是不是回文单词。</text:p>
      <text:p text:style-name="Standard"/>
      <text:p text:style-name="Standard">输入数据包含一个单词，单词只由小写字母组成，不包含空格或其它字符，单词长度不超过100个字符。</text:p>
      <text:p text:style-name="Standard"/>
      <text:p text:style-name="Standard">输出数据如果输入单词是回文单词，则应该输出“yes”，否则输出“no”。</text:p>
      <text:p text:style-name="Standard">（输出不包含引号，输出均为小写字母。）</text:p>
      <text:p text:style-name="Standard"/>
      <text:p text:style-name="Standard">【样例输入1】 </text:p>
      <text:p text:style-name="Standard">eye</text:p>
      <text:p text:style-name="Standard"/>
      <text:p text:style-name="Standard">【样例输出1】</text:p>
      <text:p text:style-name="Standard">yes</text:p>
      <text:p text:style-name="Standard"/>
      <text:p text:style-name="Standard">【样例输入2】 </text:p>
      <text:p text:style-name="Standard">dog</text:p>
      <text:p text:style-name="Standard"/>
      <text:p text:style-name="Standard">【样例输出2】</text:p>
      <text:p text:style-name="Standard">no</text:p>
      <text:p text:style-name="Standard"/>
      <text:p text:style-name="Standard">【说明】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隶书" svg:font-family="隶书" style:font-family-generic="modern"/>
    <style:font-face style:name="DejaVu Sans1" svg:font-family="'DejaVu Sans'" style:font-pitch="variable"/>
    <style:font-face style:name="KaiTi_GB2312" svg:font-family="KaiTi_GB2312" style:font-pitch="variable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362in" fo:margin-bottom="0.2291in" fo:line-height="20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807in" fo:margin-bottom="0.1807in" fo:line-height="170%" fo:keep-together="always" fo:keep-with-next="always"/>
      <style:text-properties style:font-name="Arial" fo:font-size="16pt" fo:font-weight="bold" style:font-name-asian="黑体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807in" fo:margin-bottom="0.1807in" fo:line-height="170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2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2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2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3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3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3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4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4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4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5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5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5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5z3" style:family="text">
      <style:text-properties style:font-name="Times New Roman" fo:font-size="14pt" fo:font-style="normal" fo:font-weight="bold" style:font-name-asian="隶书" style:font-size-asian="14pt" style:font-style-asian="normal" style:font-weight-asian="bold"/>
    </style:style>
    <style:style style:name="WW8Num6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6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6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7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7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7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8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0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0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0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1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1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1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1z3" style:family="text">
      <style:text-properties style:font-name="Times New Roman" fo:font-size="14pt" fo:font-style="normal" fo:font-weight="bold" style:font-name-asian="隶书" style:font-size-asian="14pt" style:font-style-asian="normal" style:font-weight-asian="bold"/>
    </style:style>
    <style:style style:name="WW8Num12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2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2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3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4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5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5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5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6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6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6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6z3" style:family="text">
      <style:text-properties style:font-name="Times New Roman" fo:font-size="14pt" fo:font-style="normal" fo:font-weight="bold" style:font-name-asian="隶书" style:font-size-asian="14pt" style:font-style-asian="normal" style:font-weight-asian="bold"/>
    </style:style>
    <style:style style:name="WW8Num17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7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7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8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23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23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23z2" style:family="text">
      <style:text-properties style:font-name="Times New Roman" fo:font-style="normal" fo:font-weight="bold" style:font-name-asian="隶书" style:font-style-asian="normal" style:font-weight-asian="bold"/>
    </style:style>
    <style:style style:name="默认段落字体" style:family="text"/>
    <style:style style:name="Page_20_Number" style:display-name="Page Number" style:family="text" style:parent-style-name="默认段落字体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MP2" style:family="paragraph" style:parent-style-name="Header">
      <style:paragraph-properties fo:margin-left="0in" fo:margin-right="0.25in" fo:text-align="justify" style:justify-single-word="false" fo:text-indent="0in" style:auto-text-indent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letter-kerning="true" style:font-size-complex="10.5pt"/>
    </style:style>
    <style:page-layout style:name="Mpm1">
      <style:page-layout-properties fo:page-width="8.2681in" fo:page-height="11.6929in" style:num-format="1" style:print-orientation="portrait" fo:margin-top="0.5909in" fo:margin-bottom="0.689in" fo:margin-left="1.248in" fo:margin-right="1.248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91in" fo:margin-bottom="0.3701in" style:dynamic-spacing="true"/>
      </style:header-style>
      <style:footer-style>
        <style:header-footer-properties fo:min-height="0.311in" fo:margin-top="0.2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.248in" fo:margin-right="1.248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信息学奥赛　　<text:span text:style-name="MT1">- </text:span><text:span text:style-name="MT1"><text:page-number text:select-page="current"/></text:span><text:span text:style-name="MT1"> -</text:span></text:p>
      </style:header>
      <style:header-left>
        <text:p text:style-name="MP2"><text:span text:style-name="MT1">- </text:span><text:span text:style-name="MT1"><text:page-number text:select-page="current"/></text:span><text:span text:style-name="MT1"> -</text:span>　　信息学奥赛</text:p>
      </style:header-left>
      <style:footer>
        <text:p text:style-name="MP3">业精于勤　有容乃大</text:p>
      </style:footer>
      <style:footer-left>
        <text:p text:style-name="MP3">业精于勤　有容乃大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马利</meta:initial-creator>
    <meta:creation-date>2009-07-16T23:34:00</meta:creation-date>
    <dc:creator>richard_ma </dc:creator>
    <dc:date>2010-07-15T19:08:30</dc:date>
    <meta:editing-cycles>27</meta:editing-cycles>
    <meta:editing-duration>PT03H18M09S</meta:editing-duration>
    <meta:generator>OpenOffice.org/3.2$Linux OpenOffice.org_project/320m12$Build-9483</meta:generator>
    <meta:document-statistic meta:table-count="0" meta:image-count="0" meta:object-count="0" meta:page-count="4" meta:paragraph-count="77" meta:word-count="653" meta:character-count="1426"/>
    <meta:user-defined meta:name="Info 1"/>
    <meta:user-defined meta:name="Info 2"/>
    <meta:user-defined meta:name="Info 3"/>
    <meta:user-defined meta:name="Info 4"/>
  </office:meta>
</office:document-meta>
</file>